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0.485cm" fo:min-width="3.055cm"/>
    </style:style>
    <style:style style:name="gr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475cm" fo:min-width="3.055cm"/>
    </style:style>
    <style:style style:name="gr5" style:family="graphic" style:parent-style-name="standard">
      <style:graphic-properties draw:textarea-vertical-align="top" draw:auto-grow-height="false" fo:min-height="4.322cm" fo:min-width="3.056cm"/>
    </style:style>
    <style:style style:name="gr6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2.396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781cm" fo:min-width="3.055cm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1cm" fo:min-width="3.055cm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fo:font-style="italic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fo:font-style="italic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5cm" svg:height="0.735cm" svg:x="0.129cm" svg:y="3.388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3.866cm" svg:height="0.806cm" svg:x="-0.184cm" svg:y="2.088cm">
          <draw:text-box>
            <text:p>Input config file</text:p>
          </draw:text-box>
        </draw:frame>
        <draw:custom-shape draw:style-name="gr1" draw:text-style-name="P1" xml:id="id3" draw:id="id3" draw:layer="layout" svg:width="3.555cm" svg:height="0.735cm" svg:x="0.436cm" svg:y="4.68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4cm" svg:x1="1.749cm" svg:y1="2.894cm" svg:x2="1.906cm" svg:y2="3.388cm" draw:start-shape="id1" draw:start-glue-point="2" draw:end-shape="id2" draw:end-glue-point="0" svg:d="M1749 2894v163h157v331" svg:viewBox="0 0 158 495">
          <text:p/>
        </draw:connector>
        <draw:connector draw:style-name="gr3" draw:text-style-name="P1" draw:layer="layout" draw:line-skew="-0.122cm" svg:x1="1.906cm" svg:y1="4.123cm" svg:x2="2.213cm" svg:y2="4.687cm" draw:start-shape="id2" draw:start-glue-point="2" draw:end-shape="id3" draw:end-glue-point="0" svg:d="M1906 4123v159h307v405" svg:viewBox="0 0 308 565">
          <text:p/>
        </draw:connector>
        <draw:custom-shape draw:style-name="gr4" draw:text-style-name="P1" xml:id="id4" draw:id="id4" draw:layer="layout" svg:width="3.555cm" svg:height="0.725cm" svg:x="0.842cm" svg:y="5.941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78cm" svg:x1="2.213cm" svg:y1="5.422cm" svg:x2="2.619cm" svg:y2="5.941cm" draw:start-shape="id3" draw:start-glue-point="2" draw:end-shape="id4" draw:end-glue-point="0" svg:d="M2213 5422v181h406v338" svg:viewBox="0 0 407 520">
          <text:p/>
        </draw:connector>
        <draw:custom-shape draw:style-name="gr5" draw:text-style-name="P1" draw:layer="layout" svg:width="3.556cm" svg:height="4.572cm" svg:x="5.625cm" svg:y="0.598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2.896cm" svg:height="0.61cm" svg:x="5.979cm" svg:y="1.828cm">
          <text:p text:style-name="P1"><text:span text:style-name="T1">GWASpol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2.896cm" svg:height="0.61cm" svg:x="5.979cm" svg:y="3.351cm">
          <text:p text:style-name="P1"><text:span text:style-name="T1">Plin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96cm" svg:height="0.61cm" svg:x="5.979cm" svg:y="4.113cm">
          <text:p text:style-name="P1"><text:span text:style-name="T1">Tassel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2.896cm" svg:height="0.61cm" svg:x="5.979cm" svg:y="2.59cm">
          <text:p text:style-name="P1"><text:span text:style-name="T1">SHEsi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782cm" svg:x1="4.396cm" svg:y1="6.056cm" svg:x2="5.979cm" svg:y2="2.133cm" draw:start-shape="id4" draw:start-glue-point="9" draw:end-shape="id5" draw:end-glue-point="3" svg:d="M4396 6056h10v-3923h1573" svg:viewBox="0 0 1584 3924">
          <text:p/>
        </draw:connector>
        <draw:connector draw:style-name="gr3" draw:text-style-name="P1" draw:layer="layout" draw:line-skew="-0.528cm" svg:x1="4.396cm" svg:y1="6.21cm" svg:x2="5.979cm" svg:y2="2.895cm" draw:start-shape="id4" draw:start-glue-point="10" draw:end-shape="id6" draw:end-glue-point="3" svg:d="M4396 6210h264v-3315h1319" svg:viewBox="0 0 1584 3316">
          <text:p/>
        </draw:connector>
        <draw:connector draw:style-name="gr3" draw:text-style-name="P1" draw:layer="layout" draw:line-skew="-0.274cm" svg:x1="4.396cm" svg:y1="6.404cm" svg:x2="5.979cm" svg:y2="3.656cm" draw:start-shape="id4" draw:start-glue-point="11" draw:end-shape="id7" svg:d="M4396 6404h518v-2748h1065" svg:viewBox="0 0 1584 2749">
          <text:p/>
        </draw:connector>
        <draw:connector draw:style-name="gr3" draw:text-style-name="P1" draw:layer="layout" svg:x1="4.396cm" svg:y1="6.556cm" svg:x2="5.979cm" svg:y2="4.418cm" draw:start-shape="id4" draw:start-glue-point="12" draw:end-shape="id8" svg:d="M4396 6556h792v-2138h791" svg:viewBox="0 0 1584 2139">
          <text:p/>
        </draw:connector>
        <draw:custom-shape draw:style-name="gr7" draw:text-style-name="P1" xml:id="id9" draw:id="id9" draw:layer="layout" svg:width="3.555cm" svg:height="1.031cm" svg:x="11.039cm" svg:y="0.75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ummariz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67cm" svg:x1="8.875cm" svg:y1="2.133cm" svg:x2="11.039cm" svg:y2="0.868cm" draw:start-shape="id5" draw:start-glue-point="1" draw:end-shape="id9" draw:end-glue-point="13" svg:d="M8875 2133h615v-1265h1549" svg:viewBox="0 0 2165 1266">
          <text:p/>
        </draw:connector>
        <draw:connector draw:style-name="gr3" draw:text-style-name="P1" draw:layer="layout" draw:line-skew="-0.162cm" svg:x1="8.875cm" svg:y1="2.895cm" svg:x2="11.057cm" svg:y2="1.122cm" draw:start-shape="id6" draw:start-glue-point="1" draw:end-shape="id9" draw:end-glue-point="14" svg:d="M8875 2895h920v-1773h1262" svg:viewBox="0 0 2183 1774">
          <text:p/>
        </draw:connector>
        <draw:connector draw:style-name="gr3" draw:text-style-name="P1" draw:layer="layout" draw:line-skew="0.193cm" svg:x1="8.875cm" svg:y1="3.656cm" svg:x2="11.039cm" svg:y2="1.374cm" draw:start-shape="id7" draw:start-glue-point="1" draw:end-shape="id9" draw:end-glue-point="15" svg:d="M8875 3656h1275v-2282h889" svg:viewBox="0 0 2165 2283">
          <text:p/>
        </draw:connector>
        <draw:connector draw:style-name="gr3" draw:text-style-name="P1" draw:layer="layout" draw:line-skew="0.493cm" svg:x1="8.875cm" svg:y1="4.418cm" svg:x2="11.057cm" svg:y2="1.628cm" draw:start-shape="id8" draw:start-glue-point="1" draw:end-shape="id9" draw:end-glue-point="16" svg:d="M8875 4418h1575v-2790h607" svg:viewBox="0 0 2183 2791">
          <text:p/>
        </draw:connector>
        <draw:custom-shape draw:style-name="gr8" draw:text-style-name="P1" xml:id="id10" draw:id="id10" draw:layer="layout" svg:width="3.555cm" svg:height="0.661cm" svg:x="11.313cm" svg:y="2.377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101cm" svg:x1="11.575cm" svg:y1="1.78cm" svg:x2="11.923cm" svg:y2="2.377cm" draw:start-shape="id9" draw:start-glue-point="7" draw:end-shape="id10" draw:end-glue-point="5" svg:d="M11575 1780v197h348v400" svg:viewBox="0 0 349 598">
          <text:p/>
        </draw:connector>
        <draw:connector draw:style-name="gr3" draw:text-style-name="P1" draw:layer="layout" draw:line-skew="-0.101cm" svg:x1="12.337cm" svg:y1="1.78cm" svg:x2="12.583cm" svg:y2="2.377cm" draw:start-shape="id9" draw:start-glue-point="18" draw:end-shape="id10" draw:end-glue-point="13" svg:d="M12337 1780v197h246v400" svg:viewBox="0 0 247 598">
          <text:p/>
        </draw:connector>
        <draw:connector draw:style-name="gr3" draw:text-style-name="P1" draw:layer="layout" draw:line-skew="-0.101cm" svg:x1="13.249cm" svg:y1="1.78cm" svg:x2="13.547cm" svg:y2="2.377cm" draw:start-shape="id9" draw:start-glue-point="19" draw:end-shape="id10" draw:end-glue-point="14" svg:d="M13249 1780v197h298v400" svg:viewBox="0 0 299 598">
          <text:p/>
        </draw:connector>
        <draw:connector draw:style-name="gr3" draw:text-style-name="P1" draw:layer="layout" draw:line-skew="-0.101cm" svg:x1="13.96cm" svg:y1="1.78cm" svg:x2="14.156cm" svg:y2="2.377cm" draw:start-shape="id9" draw:start-glue-point="8" draw:end-shape="id10" draw:end-glue-point="6" svg:d="M13960 1780v197h196v400" svg:viewBox="0 0 197 598">
          <text:p/>
        </draw:connector>
        <draw:frame draw:style-name="gr2" draw:text-style-name="P2" xml:id="id11" draw:id="id11" draw:layer="layout" svg:width="3.094cm" svg:height="0.806cm" svg:x="11.87cm" svg:y="3.556cm">
          <draw:text-box>
            <text:p>Output files</text:p>
          </draw:text-box>
        </draw:frame>
        <draw:connector draw:style-name="gr3" draw:text-style-name="P1" draw:layer="layout" draw:line-skew="-0.085cm" svg:x1="13.09cm" svg:y1="3.038cm" svg:x2="13.417cm" svg:y2="3.556cm" draw:start-shape="id10" draw:start-glue-point="2" draw:end-shape="id11" draw:end-glue-point="0" svg:d="M13090 3038v174h327v344" svg:viewBox="0 0 328 519">
          <text:p/>
        </draw:connector>
        <draw:frame draw:style-name="gr9" draw:text-style-name="P4" draw:layer="layout" svg:width="3.2cm" svg:height="0.645cm" svg:x="-0.203cm" svg:y="-0.152cm">
          <draw:text-box>
            <text:p><text:span text:style-name="T2">Genotype file</text:span></text:p>
          </draw:text-box>
        </draw:frame>
        <draw:frame draw:style-name="gr9" draw:text-style-name="P4" draw:layer="layout" svg:width="2.736cm" svg:height="0.645cm" svg:x="0.261cm" svg:y="0.254cm">
          <draw:text-box>
            <text:p><text:span text:style-name="T2">Phenotype file</text:span></text:p>
          </draw:text-box>
        </draw:frame>
        <draw:frame draw:style-name="gr9" draw:text-style-name="P4" draw:layer="layout" svg:width="2.438cm" svg:height="0.645cm" svg:x="0.801cm" svg:y="0.659cm">
          <draw:text-box>
            <text:p><text:span text:style-name="T2">GWAS type</text:span></text:p>
          </draw:text-box>
        </draw:frame>
        <draw:frame draw:style-name="gr9" draw:text-style-name="P4" draw:layer="layout" svg:width="2.438cm" svg:height="0.645cm" svg:x="1.435cm" svg:y="1.065cm">
          <draw:text-box>
            <text:p><text:span text:style-name="T2">Filter values</text:span></text:p>
          </draw:text-box>
        </draw:frame>
        <draw:line draw:style-name="gr10" draw:text-style-name="P5" draw:layer="layout" svg:x1="0.232cm" svg:y1="0.31cm" svg:x2="0.232cm" svg:y2="2.088cm">
          <text:p/>
        </draw:line>
        <draw:line draw:style-name="gr10" draw:text-style-name="P5" draw:layer="layout" svg:x1="0.837cm" svg:y1="0.768cm" svg:x2="0.837cm" svg:y2="2.088cm">
          <text:p/>
        </draw:line>
        <draw:line draw:style-name="gr10" draw:text-style-name="P5" draw:layer="layout" svg:x1="1.451cm" svg:y1="1.174cm" svg:x2="1.44cm" svg:y2="2.087cm">
          <text:p/>
        </draw:line>
        <draw:line draw:style-name="gr10" draw:text-style-name="P5" draw:layer="layout" svg:x1="2.01cm" svg:y1="1.58cm" svg:x2="2.049cm" svg:y2="2.088cm">
          <text:p/>
        </draw:line>
        <draw:frame draw:style-name="gr9" draw:text-style-name="P4" draw:layer="layout" svg:width="2.485cm" svg:height="0.645cm" svg:x="12.83cm" svg:y="4.749cm">
          <draw:text-box>
            <text:p><text:span text:style-name="T2">Score tables</text:span></text:p>
          </draw:text-box>
        </draw:frame>
        <draw:frame draw:style-name="gr9" draw:text-style-name="P4" draw:layer="layout" svg:width="2.735cm" svg:height="0.645cm" svg:x="12.272cm" svg:y="5.207cm">
          <draw:text-box>
            <text:p><text:span text:style-name="T2">Markers chart</text:span></text:p>
          </draw:text-box>
        </draw:frame>
        <draw:frame draw:style-name="gr9" draw:text-style-name="P4" draw:layer="layout" svg:width="3.658cm" svg:height="0.645cm" svg:x="10.798cm" svg:y="6.122cm">
          <draw:text-box>
            <text:p><text:span text:style-name="T2">Manhattan/QQ plots</text:span></text:p>
          </draw:text-box>
        </draw:frame>
        <draw:line draw:style-name="gr10" draw:text-style-name="P5" draw:layer="layout" svg:x1="11.916cm" svg:y1="4.333cm" svg:x2="11.916cm" svg:y2="6.263cm">
          <text:p/>
        </draw:line>
        <draw:line draw:style-name="gr10" draw:text-style-name="P5" draw:layer="layout" svg:x1="12.383cm" svg:y1="4.333cm" svg:x2="12.373cm" svg:y2="5.806cm">
          <text:p/>
        </draw:line>
        <draw:line draw:style-name="gr10" draw:text-style-name="P5" draw:layer="layout" svg:x1="12.841cm" svg:y1="4.384cm" svg:x2="12.83cm" svg:y2="5.399cm">
          <text:p/>
        </draw:line>
        <draw:line draw:style-name="gr10" draw:text-style-name="P5" draw:layer="layout" svg:x1="13.35cm" svg:y1="4.432cm" svg:x2="13.35cm" svg:y2="4.99cm">
          <text:p/>
        </draw:line>
        <draw:frame draw:style-name="gr9" draw:text-style-name="P4" draw:layer="controls" svg:width="2.632cm" svg:height="0.645cm" svg:x="11.918cm" svg:y="5.664cm">
          <draw:text-box>
            <text:p><text:span text:style-name="T2">S</text:span><text:span text:style-name="T2">N</text:span><text:span text:style-name="T2">P</text:span><text:span text:style-name="T2">s </text:span><text:span text:style-name="T2">p</text:span><text:span text:style-name="T2">r</text:span><text:span text:style-name="T2">o</text:span><text:span text:style-name="T2">fi</text:span><text:span text:style-name="T2">l</text:span><text:span text:style-name="T2">e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037cm" fo:page-height="6.7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5T16:54:31.867521771</dc:date>
    <meta:editing-duration>PT1H58M27S</meta:editing-duration>
    <meta:editing-cycles>31</meta:editing-cycles>
    <meta:generator>LibreOffice/6.0.7.3$Linux_X86_64 LibreOffice_project/00m0$Build-3</meta:generator>
    <meta:document-statistic meta:object-count="44"/>
  </office:meta>
</office:document-meta>
</file>